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9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5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5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2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25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6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7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75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2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25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81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8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91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9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4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4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4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text:list-style style:name="L13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text:list-style style:name="L17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/>
    </style:style>
  </office:automatic-styles>
  <office:body>
    <office:text>
      <text:p text:style-name="P1"><text:span text:style-name="T1">TURISTI</text:span><text:span text:style-name="T2">ČKA</text:span><text:span text:style-name="T3"><text:s/></text:span><text:span text:style-name="T4">AGENCIJA</text:span></text:p>
      <text:p text:style-name="P2"><text:span text:style-name="T5"/></text:p>
      <text:p text:style-name="P2"><text:span text:style-name="T6">Akteri:</text:span></text:p>
      <text:p text:style-name="P2"><text:span text:style-name="T6">- Klijent</text:span></text:p>
      <text:p text:style-name="P2"><text:span text:style-name="T6">-<text:s/></text:span><text:span text:style-name="T7">Š</text:span><text:span text:style-name="T8">alterski slu</text:span><text:span text:style-name="T9">žbenik</text:span></text:p>
      <text:p text:style-name="P2"><text:span text:style-name="T10">- Blagajnik</text:span></text:p>
      <text:p text:style-name="P2"><text:span text:style-name="T10">- Vodi</text:span><text:span text:style-name="T11">č</text:span></text:p>
      <text:p text:style-name="P2"><text:span text:style-name="T12">- Menad</text:span><text:span text:style-name="T13">žer</text:span></text:p>
      <text:p text:style-name="P2"><text:span text:style-name="T14">- Administrator</text:span></text:p>
      <text:p text:style-name="P2"><text:span text:style-name="T14">- Aran</text:span><text:span text:style-name="T15">ž</text:span><text:span text:style-name="T16">er</text:span></text:p>
      <text:p text:style-name="P2"><text:span text:style-name="T16">- Turisti</text:span><text:span text:style-name="T17">čki vodič</text:span></text:p>
      <text:p text:style-name="P2"><text:span text:style-name="T18">- Koordinator za aran</text:span><text:span text:style-name="T19">ž</text:span><text:span text:style-name="T20">mane</text:span></text:p>
      <text:p text:style-name="P2"><text:span text:style-name="T21"/></text:p>
      <text:p text:style-name="P2"><text:span text:style-name="T21"/></text:p>
      <text:p text:style-name="P2"><text:span text:style-name="T22">Slucaj upotrebe:</text:span></text:p>
      <text:list text:style-name="L3">
        <text:list-item>
          <text:p text:style-name="P3"><text:span text:style-name="T22">biranje aran</text:span><text:span text:style-name="T23">žmana</text:span></text:p>
        </text:list-item>
        <text:list-item>
          <text:p text:style-name="P3"><text:span text:style-name="T24">rezervacija aran</text:span><text:span text:style-name="T25">žmana preko sajta<text:s text:c="3"/></text:span><text:span text:style-name="T26"><text:tab/><text:tab/></text:span><text:span text:style-name="T27"><text:s text:c="3"/>(</text:span><text:span text:style-name="T28">gotov</text:span><text:span text:style-name="T29">a prva ruka</text:span><text:span text:style-name="T30">)</text:span></text:p>
        </text:list-item>
        <text:list-item>
          <text:p text:style-name="P3"><text:span text:style-name="T31">rezervacija aran</text:span><text:span text:style-name="T32">žmana u agenciji na šalteru<text:s text:c="3"/></text:span><text:span text:style-name="T33"><text:s/></text:span><text:span text:style-name="T34"><text:s text:c="2"/></text:span><text:span text:style-name="T35">(</text:span><text:span text:style-name="T36">gotov</text:span><text:span text:style-name="T37">a prva ruka</text:span><text:span text:style-name="T38">)</text:span></text:p>
        </text:list-item>
        <text:list-item>
          <text:p text:style-name="P3"><text:span text:style-name="T39">otkazivanje rezervacije u agenciji na<text:s/></text:span><text:span text:style-name="T40">š</text:span><text:span text:style-name="T41">alteru<text:s text:c="6"/>(</text:span><text:span text:style-name="T42">gotov</text:span><text:span text:style-name="T43">a prva ruka</text:span><text:span text:style-name="T44">)</text:span></text:p>
        </text:list-item>
        <text:list-item>
          <text:p text:style-name="P3"><text:span text:style-name="T44">otkazivanje rezervacije preko sajta<text:s text:c="3"/><text:tab/><text:tab/> (</text:span><text:span text:style-name="T45">gotov</text:span><text:span text:style-name="T46">a prva ruka</text:span><text:span text:style-name="T47">)</text:span></text:p>
        </text:list-item>
        <text:list-item>
          <text:p text:style-name="P3"><text:span text:style-name="T47">refundiranje upla</text:span><text:span text:style-name="T48">ćenog novca</text:span><text:span text:style-name="T49"><text:tab/><text:tab/><text:tab/></text:span><text:span text:style-name="T50"><text:s/>(kad se klijentu vraća novac)</text:span></text:p>
        </text:list-item>
        <text:list-item>
          <text:p text:style-name="P3"><text:span text:style-name="T51">dodavanje novog aran</text:span><text:span text:style-name="T52">žmana u ponudu<text:s text:c="5"/></text:span><text:span text:style-name="T53"><text:tab/></text:span><text:span text:style-name="T54">(</text:span><text:span text:style-name="T55">gotov</text:span><text:span text:style-name="T56">a prva ruka</text:span><text:span text:style-name="T57">)</text:span></text:p>
        </text:list-item>
        <text:list-item>
          <text:p text:style-name="P3"><text:span text:style-name="T58">odobravanje aran</text:span><text:span text:style-name="T59">žmana<text:s/></text:span><text:span text:style-name="T60"><text:tab/><text:tab/><text:tab/><text:tab/></text:span><text:span text:style-name="T61"><text:s text:c="2"/>(</text:span><text:span text:style-name="T62">gotov</text:span><text:span text:style-name="T63">a prva ruka</text:span><text:span text:style-name="T64">)</text:span></text:p>
        </text:list-item>
        <text:list-item>
          <text:p text:style-name="P3"><text:span text:style-name="T65">izmena informacija o aran</text:span><text:span text:style-name="T66">žmanu</text:span></text:p>
        </text:list-item>
        <text:list-item>
          <text:p text:style-name="P3"><text:span text:style-name="T67">provera raspolo</text:span><text:span text:style-name="T68">živosti smeštaja</text:span></text:p>
        </text:list-item>
        <text:list-item>
          <text:p text:style-name="P3"><text:span text:style-name="T69">provera raspolo</text:span><text:span text:style-name="T70">živosti prevoznih sredstava</text:span></text:p>
        </text:list-item>
        <text:list-item>
          <text:p text:style-name="P3"><text:span text:style-name="T71">registracija sme</text:span><text:span text:style-name="T72">štaja</text:span></text:p>
        </text:list-item>
        <text:list-item>
          <text:p text:style-name="P3"><text:span text:style-name="T73">registracija prevoza</text:span></text:p>
        </text:list-item>
        <text:list-item>
          <text:p text:style-name="P3"><text:span text:style-name="T73">pla</text:span><text:span text:style-name="T74">ćanje smeštaja<text:s text:c="3"/>(turisticka daje pare)</text:span></text:p>
        </text:list-item>
        <text:list-item>
          <text:p text:style-name="P3"><text:span text:style-name="T75">pla</text:span><text:span text:style-name="T76">ćanje prevoza<text:s text:c="3"/>(turisticka daje pare)</text:span></text:p>
        </text:list-item>
        <text:list-item>
          <text:p text:style-name="P3"><text:span text:style-name="T77">pla</text:span><text:span text:style-name="T78">ćanje aranžmana blagajniku<text:s text:c="8"/>(gotovo)</text:span></text:p>
        </text:list-item>
        <text:list-item>
          <text:p text:style-name="P3"><text:span text:style-name="T79">organizovanje turisti</text:span><text:span text:style-name="T80">čkih vodiča</text:span></text:p>
        </text:list-item>
        <text:list-item>
          <text:p text:style-name="P3"><text:span text:style-name="T81">obrada rezervacija<text:line-break/></text:span><text:span text:style-name="T82"/></text:p>
        </text:list-item>
        <text:list-item>
          <text:p text:style-name="P3"><text:span text:style-name="T83">organizacija individualnih putovanja<text:s text:c="3"/>?</text:span></text:p>
        </text:list-item>
        <text:list-item>
          <text:p text:style-name="P3"><text:span text:style-name="T83">organizacija grupnih putovanja<text:s text:c="12"/>?</text:span></text:p>
        </text:list-item>
        <text:list-item>
          <text:p text:style-name="P3"><text:span text:style-name="T83">organizacija ekskurzija<text:s text:c="25"/>?</text:span></text:p>
        </text:list-item>
      </text:list>
      <text:p text:style-name="P4"><text:span text:style-name="T84"/></text:p>
      <text:p text:style-name="P4"><text:span text:style-name="T84"/></text:p>
      <text:p text:style-name="P4"><text:span text:style-name="T84"/></text:p>
      <text:p text:style-name="P4"><text:span text:style-name="T84"/></text:p>
      <text:p text:style-name="P5"><text:span text:style-name="T85">2. Rezervacija aran</text:span><text:span text:style-name="T86">ž</text:span><text:span text:style-name="T87">mana preko sajta:</text:span></text:p>
      <text:p text:style-name="P6"><text:span text:style-name="T88"/></text:p>
      <text:p text:style-name="P6"><text:span text:style-name="T89">1)Kratak opis:</text:span></text:p>
      <text:p text:style-name="P6"><text:span text:style-name="T90">Rezervacija aran</text:span><text:span text:style-name="T91">žmana preko sajta je slučaj upotrebe u kome se formalizuje način na koji klijent rezerviše određeni aranžman koji postoji u okviru svih ponuda turističke agencije. U rezervaciji aranžmana učestvuje klijent. Klijent bira željeni aranžman od svih ponuđenih na sajtu agencije. Klijent popunjava formular o dodatnim infomacijama vezanim za aranžman i formular o ličnim podacima. Klijent šalje zahtev o rezervaciji aranžmana. Klijent automatski dobija informaciju o uspešnom ili neuspešnom rezervisanju.</text:span></text:p>
      <text:p text:style-name="P6"><text:span text:style-name="T92"/></text:p>
      <text:p text:style-name="P6"><text:span text:style-name="T93">2)U</text:span><text:span text:style-name="T94">česnici:</text:span></text:p>
      <text:p text:style-name="P6"><text:span text:style-name="T95">Klijent.</text:span></text:p>
      <text:p text:style-name="P6"><text:span text:style-name="T96"/></text:p>
      <text:p text:style-name="P6"><text:span text:style-name="T97">3)Preduslovi:</text:span></text:p>
      <text:p text:style-name="P6"><text:span text:style-name="T98">Aran</text:span><text:span text:style-name="T99">žman koji bira klijent postoji na sajtu u ponudi turističke agencije. Sajt za rezervaciju je dostupan i ispravan za rezervisanje aranžmana. </text:span></text:p>
      <text:p text:style-name="P6"><text:span text:style-name="T100"/></text:p>
      <text:p text:style-name="P6"><text:span text:style-name="T101">4)Postuslovi:</text:span></text:p>
      <text:p text:style-name="P6"><text:span text:style-name="T102">Evidentirana je rezervacija. U slu</text:span><text:span text:style-name="T103">čaju uspešne rezervacije ažurirano je stanje slobodnih mesta na tom aranžmanu. U svakom slučaju klijent je obavešten o uspešnosti rezervacije aranžmana.</text:span></text:p>
      <text:p text:style-name="P6"><text:span text:style-name="T104"/></text:p>
      <text:p text:style-name="P6"><text:span text:style-name="T105">5)Osnovni tok:</text:span></text:p>
      <text:p text:style-name="P6"><text:span text:style-name="T106"><text:tab/>1. Korisnik pose</text:span><text:span text:style-name="T107">ć</text:span><text:span text:style-name="T108">uje sajt turisti</text:span><text:span text:style-name="T109">čke agencije.</text:span></text:p>
      <text:p text:style-name="P6"><text:span text:style-name="T110"><text:tab/>2. Korisnik u formular upisuje broj dana i<text:s/></text:span><text:span text:style-name="T111">ž</text:span><text:span text:style-name="T112">eljeni vremenski period putovanja.</text:span></text:p>
      <text:p text:style-name="P6"><text:span text:style-name="T112"><text:tab/>3. Korisnik bira tip aran</text:span><text:span text:style-name="T113">ž</text:span><text:span text:style-name="T114">mana (grupno, individualno putovanje).</text:span></text:p>
      <text:p text:style-name="P6"><text:span text:style-name="T114"><text:tab/>4. Sistem nudi sve ponude u zavisnosti od prethodno unetih kriterijuma.</text:span></text:p>
      <text:p text:style-name="P6"><text:span text:style-name="T114"><text:tab/>5. Korisnik bira jedan od ponu</text:span><text:span text:style-name="T115">đ</text:span><text:span text:style-name="T116">enih aran</text:span><text:span text:style-name="T117">žmana.</text:span></text:p>
      <text:p text:style-name="P6"><text:span text:style-name="T118"><text:tab/>6. Korisnik potvr</text:span><text:span text:style-name="T119">đ</text:span><text:span text:style-name="T120">uje svoj izbor za rezervaciju.</text:span></text:p>
      <text:p text:style-name="P6"><text:span text:style-name="T120"><text:tab/>7. Sistem evidentira unetu rezervaciju.</text:span></text:p>
      <text:p text:style-name="P6"><text:span text:style-name="T120"><text:tab/>8. Sistem obave</text:span><text:span text:style-name="T121">š</text:span><text:span text:style-name="T122">tava korisnika o uspe</text:span><text:span text:style-name="T123">šnosti rezervacije.</text:span></text:p>
      <text:p text:style-name="P6"><text:span text:style-name="T124"/></text:p>
      <text:p text:style-name="P6"><text:span text:style-name="T125">6)Alternativni tokovi:</text:span></text:p>
      <text:p text:style-name="P6"><text:span text:style-name="T126"><text:tab/>4. Ne postoji ponuda za date kriterijume: Klijent menja kriterijume pretrage aran</text:span><text:span text:style-name="T127">ž</text:span><text:span text:style-name="T128">mana ili <text:tab/>odustaje. Slu</text:span><text:span text:style-name="T129">č</text:span><text:span text:style-name="T130">aj upotrebe vra</text:span><text:span text:style-name="T131">ća se na korak 2 ili u slučaju odustanka slučaj upotrebe se <text:tab/>završava.</text:span></text:p>
      <text:p text:style-name="P6"><text:span text:style-name="T132"><text:tab/>7. U slu</text:span><text:span text:style-name="T133">č</text:span><text:span text:style-name="T134">aju da rezervacija nije uspe</text:span><text:span text:style-name="T135">šno prošla zbog nedostatka mesta za taj aranžman ili <text:tab/>neažuriranog stanja na sajtu sistem obaveštava klijenta da ta rezervacija nije uspešna. Slučaj <text:tab/>upotrebe se vraća na 4.</text:span></text:p>
      <text:p text:style-name="P6"><text:span text:style-name="T136"/></text:p>
      <text:p text:style-name="P6"><text:span text:style-name="T136"/></text:p>
      <text:p text:style-name="P6"><text:span text:style-name="T136"/></text:p>
      <text:p text:style-name="P6"><text:span text:style-name="T136"/></text:p>
      <text:p text:style-name="P7"><text:span text:style-name="T137">3. Rezervacija aran</text:span><text:span text:style-name="T138">ž</text:span><text:span text:style-name="T139">mana na<text:s/></text:span><text:span text:style-name="T140">šalteru u agenciji </text:span></text:p>
      <text:p text:style-name="P7"><text:span text:style-name="T141"/></text:p>
      <text:p text:style-name="P8"><text:span text:style-name="T142">1)Kratak opis:</text:span></text:p>
      <text:p text:style-name="P8"><text:span text:style-name="T143">Rezervacija aran</text:span><text:span text:style-name="T144">ž</text:span><text:span text:style-name="T145">mana na<text:s/></text:span><text:span text:style-name="T146">š</text:span><text:span text:style-name="T147">alteru u agenciji je slu</text:span><text:span text:style-name="T148">č</text:span><text:span text:style-name="T149">aj upotrebe u kome se formalizuje na</text:span><text:span text:style-name="T150">čin na koji klijent rezerviše određeni aranžman koji postoji u okviru svih ponuda turističke agencije. U rezervaciji aranžmana učestvuje klijent i šalterski službenik. Klijent bira željeni aranžman od svih ponuđenih od strane zaposlenog. Klijent daje informacije šalterskom službeniku. Šalterski službenik unosi dobijenu rezervaciju.</text:span></text:p>
      <text:p text:style-name="P8"><text:span text:style-name="T151"/></text:p>
      <text:p text:style-name="P8"><text:span text:style-name="T152">2)U</text:span><text:span text:style-name="T153">č</text:span><text:span text:style-name="T154">esnici:</text:span></text:p>
      <text:p text:style-name="P8"><text:span text:style-name="T155">Klijent i<text:s/></text:span><text:span text:style-name="T156">š</text:span><text:span text:style-name="T157">alterski slu</text:span><text:span text:style-name="T158">žbenik.</text:span></text:p>
      <text:p text:style-name="P8"><text:span text:style-name="T159"/></text:p>
      <text:p text:style-name="P8"><text:span text:style-name="T160">3)Preduslovi:</text:span></text:p>
      <text:p text:style-name="P8"><text:span text:style-name="T161">Šalterski službenik je obučen za rad sa informacionim sistemom turističke agencije.</text:span></text:p>
      <text:p text:style-name="P8"><text:span text:style-name="T162"/></text:p>
      <text:p text:style-name="P8"><text:span text:style-name="T163">4)Postuslovi:</text:span></text:p>
      <text:p text:style-name="P8"><text:span text:style-name="T164">U slu</text:span><text:span text:style-name="T165">čaju da je klijent izabrao aranžman ona je uspešno evidentirana i ažurirano je stanje slobodnih mesta na aranžmanu. </text:span></text:p>
      <text:p text:style-name="P8"><text:span text:style-name="T166"/></text:p>
      <text:p text:style-name="P8"><text:span text:style-name="T167">5)Osnovni tok:</text:span></text:p>
      <text:p text:style-name="P8"><text:span text:style-name="T168"><text:tab/>1. Klijent dolazi za<text:s/></text:span><text:span text:style-name="T169">š</text:span><text:span text:style-name="T170">alter turisti</text:span><text:span text:style-name="T171">čke agencije.</text:span></text:p>
      <text:p text:style-name="P8"><text:span text:style-name="T172"><text:tab/>2. Klijent iznosi svoje<text:s/></text:span><text:span text:style-name="T173">ž</text:span><text:span text:style-name="T174">elje<text:s/></text:span><text:span text:style-name="T175">šaletskom službeniku o potencijalnom aranžmanu.</text:span></text:p>
      <text:p text:style-name="P8"><text:span text:style-name="T176"><text:tab/>3.<text:s/></text:span><text:span text:style-name="T177">Š</text:span><text:span text:style-name="T178">alterski slu</text:span><text:span text:style-name="T179">žbenik unosi želje klijenta u sistem.</text:span></text:p>
      <text:p text:style-name="P8"><text:span text:style-name="T180"><text:tab/>4. Sistem vra</text:span><text:span text:style-name="T181">ć</text:span><text:span text:style-name="T182">a<text:s/></text:span><text:span text:style-name="T183">šalterskom službeniku adekvatne aranžmane iz ponuda turističke agencije.</text:span></text:p>
      <text:p text:style-name="P8"><text:span text:style-name="T184"><text:tab/>5.<text:s/></text:span><text:span text:style-name="T185">Š</text:span><text:span text:style-name="T186">alterski slu</text:span><text:span text:style-name="T187">žbenik obaveštava klijenta o stanju ponuda.</text:span></text:p>
      <text:p text:style-name="P8"><text:span text:style-name="T188"><text:tab/>6. Klijent bira jedan aran</text:span><text:span text:style-name="T189">ž</text:span><text:span text:style-name="T190">man.</text:span></text:p>
      <text:p text:style-name="P8"><text:span text:style-name="T190"><text:tab/>7.<text:s/></text:span><text:span text:style-name="T191">Š</text:span><text:span text:style-name="T192">alterski slu</text:span><text:span text:style-name="T193">žbenik evidentira rezervaciju za izabrani aranžman.</text:span></text:p>
      <text:p text:style-name="P8"><text:span text:style-name="T194"><text:tab/>8. Sistem a</text:span><text:span text:style-name="T195">ž</text:span><text:span text:style-name="T196">urira stanje na sistemu.</text:span></text:p>
      <text:p text:style-name="P8"><text:span text:style-name="T197"/></text:p>
      <text:p text:style-name="P8"><text:span text:style-name="T198">6)Alternativni tokovi:</text:span></text:p>
      <text:p text:style-name="P8"><text:span text:style-name="T199"><text:tab/>4. Ne postoji ni jedan aran</text:span><text:span text:style-name="T200">ž</text:span><text:span text:style-name="T201">man za unete kriterijume:<text:s/></text:span><text:span text:style-name="T202">Šalterski službenik obaveštava <text:tab/>klijenta. Slučaj upotrebe se vraća na korak 2 ili se završava u slučaju odustajanja.</text:span></text:p>
      <text:p text:style-name="P8"><text:span text:style-name="T203"><text:tab/>6. Klijent odustaje od izbora aran</text:span><text:span text:style-name="T204">ž</text:span><text:span text:style-name="T205">mana. Slu</text:span><text:span text:style-name="T206">čaj upotrebe se završava.</text:span></text:p>
      <text:p text:style-name="P8"><text:span text:style-name="T207"><text:tab/>7. Rezervacija nije uspela zbog nedostatka mesta za taj aran</text:span><text:span text:style-name="T208">ž</text:span><text:span text:style-name="T209">man. Slu</text:span><text:span text:style-name="T210">čaj upotrebe se vraća <text:tab/>na korak 5.</text:span></text:p>
      <text:p text:style-name="P8"><text:span text:style-name="T211"/></text:p>
      <text:p text:style-name="P9"><text:span text:style-name="T212">14</text:span><text:span text:style-name="T213">.<text:s/></text:span><text:span text:style-name="T214">Pla</text:span><text:span text:style-name="T215">ć</text:span><text:span text:style-name="T216">anje aran</text:span><text:span text:style-name="T217">žmana blagajniku</text:span></text:p>
      <text:p text:style-name="P9"><text:span text:style-name="T218"/></text:p>
      <text:p text:style-name="P10"><text:span text:style-name="T219">1)Kratak opis:</text:span></text:p>
      <text:p text:style-name="P10"><text:span text:style-name="T220">Pla</text:span><text:span text:style-name="T221">ćanje aranžmana blagajniku u agenciji je slučaj upotrebe u kome se formalizuje način na koji klijent plaća izabrani aranžman. U ovom slučaju upotrebe učestvuje klijent i blagajnik. Klijent vrši uplatu za već postojaću rezervaciju. Blagajnik evidentira uplatu i izdaje klijentu potvrdu o uplati.</text:span></text:p>
      <text:p text:style-name="P10"><text:span text:style-name="T222"/></text:p>
      <text:p text:style-name="P10"><text:span text:style-name="T223">2)U</text:span><text:span text:style-name="T224">č</text:span><text:span text:style-name="T225">esnici:</text:span></text:p>
      <text:p text:style-name="P10"><text:span text:style-name="T226">Klijent i blagajnik.</text:span></text:p>
      <text:p text:style-name="P10"><text:span text:style-name="T227"/></text:p>
      <text:p text:style-name="P10"><text:span text:style-name="T228">3)Preduslovi:</text:span></text:p>
      <text:p text:style-name="P10"><text:span text:style-name="T229">Blagajnik je obu</text:span><text:span text:style-name="T230">čen za rad. Klijent mora imati rezervaciju pre uplaćivanja novca. Klijent ima dovoljno novca za svoj aranžman.</text:span></text:p>
      <text:p text:style-name="P10"><text:span text:style-name="T231"/></text:p>
      <text:p text:style-name="P10"><text:span text:style-name="T232">4)Postuslovi:</text:span></text:p>
      <text:p text:style-name="P10"><text:span text:style-name="T233">Sistem je a</text:span><text:span text:style-name="T234">žurirao stanje na sistemu.</text:span></text:p>
      <text:p text:style-name="P10"><text:span text:style-name="T235"/></text:p>
      <text:p text:style-name="P10"><text:span text:style-name="T236">5)Osnovni tok:</text:span></text:p>
      <text:p text:style-name="P10"><text:span text:style-name="T236"><text:tab/></text:span><text:span text:style-name="T237">1. Klijent dolazi na<text:s/></text:span><text:span text:style-name="T238">š</text:span><text:span text:style-name="T239">alter blagajne turisti</text:span><text:span text:style-name="T240">čke agencije.</text:span></text:p>
      <text:p text:style-name="P10"><text:span text:style-name="T241"><text:tab/>2. Klijent obave</text:span><text:span text:style-name="T242">š</text:span><text:span text:style-name="T243">tava blagajnika za koju rezervaciju<text:s/></text:span><text:span text:style-name="T244">želi da izvrši uplatu.</text:span></text:p>
      <text:p text:style-name="P10"><text:span text:style-name="T245"><text:tab/>3. Blagajnik proverava rezervaciju klijenta.</text:span></text:p>
      <text:p text:style-name="P10"><text:span text:style-name="T245"><text:tab/>4. Blagajnik obave</text:span><text:span text:style-name="T246">š</text:span><text:span text:style-name="T247">tava klijenta o nov</text:span><text:span text:style-name="T248">čanom iznosu za uplatu.</text:span></text:p>
      <text:p text:style-name="P10"><text:span text:style-name="T249"><text:tab/>5. Klijent vr</text:span><text:span text:style-name="T250">š</text:span><text:span text:style-name="T251">i uplatu.</text:span></text:p>
      <text:p text:style-name="P10"><text:span text:style-name="T251"><text:tab/>6. Blagajnik evidentira uplatu i unosi je u sistem.</text:span></text:p>
      <text:p text:style-name="P10"><text:span text:style-name="T252"><text:tab/></text:span><text:span text:style-name="T253">7. Sistem<text:s/></text:span><text:span text:style-name="T254">š</text:span><text:span text:style-name="T255">tampa potvrdu o uplati.</text:span></text:p>
      <text:p text:style-name="P10"><text:span text:style-name="T255"><text:tab/>8. Blagajnik daje klijentu potvrdu o uplati.</text:span></text:p>
      <text:p text:style-name="P10"><text:span text:style-name="T256"/></text:p>
      <text:p text:style-name="P10"><text:span text:style-name="T257">6)Alternativni tokovi:</text:span></text:p>
      <text:p text:style-name="P10"><text:span text:style-name="T257"><text:tab/></text:span><text:span text:style-name="T258">3. Rezervacija ne postoji: Blagajnik obave</text:span><text:span text:style-name="T259">š</text:span><text:span text:style-name="T260">tava klijenta o nepostoje</text:span><text:span text:style-name="T261">ćoj rezervaciji. Slučaj <text:tab/>upotrebe se završava.</text:span><text:span text:style-name="T262"><text:tab/></text:span></text:p>
      <text:p text:style-name="P10"><text:span text:style-name="T263"><text:tab/></text:span></text:p>
      <text:p text:style-name="P10"><text:span text:style-name="T264"/></text:p>
      <text:p text:style-name="P10"><text:span text:style-name="T264"/></text:p>
      <text:p text:style-name="P11"><text:span text:style-name="T265">5. Dodavanje novog aran</text:span><text:span text:style-name="T266">ž</text:span><text:span text:style-name="T267">mana u ponudu</text:span></text:p>
      <text:p text:style-name="P12"><text:span text:style-name="T268"/></text:p>
      <text:p text:style-name="P12"><text:span text:style-name="T269">1)Kratak opis:</text:span></text:p>
      <text:p text:style-name="P12"><text:span text:style-name="T270">Dodavanje novog aran</text:span><text:span text:style-name="T271">žmana u ponudu je slučaj upotrebe u kome se formalizuje način na koji turistička agencija dodaje novi aranžman u ponudu. U ovom slučaju upotrebe učestvuje koordinator za aranžmane I menadžer. Koordinator za aranžmane odlučuje koji aranžmani će biti dodati, a menadžer to odobrava. </text:span></text:p>
      <text:p text:style-name="P12"><text:span text:style-name="T272"/></text:p>
      <text:p text:style-name="P12"><text:span text:style-name="T273">2)U</text:span><text:span text:style-name="T274">č</text:span><text:span text:style-name="T275">esnici:</text:span></text:p>
      <text:p text:style-name="P12"><text:span text:style-name="T276">Koordinator za aran</text:span><text:span text:style-name="T277">žmane I menadžer</text:span></text:p>
      <text:p text:style-name="P12"><text:span text:style-name="T278"/></text:p>
      <text:p text:style-name="P12"><text:span text:style-name="T279">3)Preduslovi:</text:span></text:p>
      <text:p text:style-name="P12"><text:span text:style-name="T280">Slobodni resursi </text:span></text:p>
      <text:p text:style-name="P12"><text:span text:style-name="T281"/></text:p>
      <text:p text:style-name="P12"><text:span text:style-name="T282">4)Postuslovi:</text:span></text:p>
      <text:p text:style-name="P12"><text:span text:style-name="T283">U sistemu je a</text:span><text:span text:style-name="T284">žurirano stanje. Dodati su novi aranžmani </text:span></text:p>
      <text:p text:style-name="P12"><text:span text:style-name="T285"/></text:p>
      <text:p text:style-name="P12"><text:span text:style-name="T286">5)Osnovni tok:</text:span></text:p>
      <text:list text:style-name="L13">
        <text:list-item>
          <text:p text:style-name="P13"><text:span text:style-name="T287">Koordinator za aran</text:span><text:span text:style-name="T288">žmane bira lokacije.</text:span></text:p>
        </text:list-item>
        <text:list-item>
          <text:p text:style-name="P13"><text:span text:style-name="T289">Koordinator za aran</text:span><text:span text:style-name="T290">žmane bira tip aranžmana</text:span></text:p>
        </text:list-item>
        <text:list-item>
          <text:p text:style-name="P13"><text:span text:style-name="T291">Koordinator za aran</text:span><text:span text:style-name="T292">žmane bira prevoz.</text:span></text:p>
        </text:list-item>
        <text:list-item>
          <text:p text:style-name="P13"><text:span text:style-name="T293">Koordinator za aran</text:span><text:span text:style-name="T294">žmane bira smeštaj.</text:span></text:p>
        </text:list-item>
        <text:list-item>
          <text:p text:style-name="P13"><text:span text:style-name="T295">Koordinator za aran</text:span><text:span text:style-name="T296">žmane bira turističkog vodiča.</text:span></text:p>
        </text:list-item>
        <text:list-item>
          <text:p text:style-name="P13"><text:span text:style-name="T297">Koordinator za aran</text:span><text:span text:style-name="T298">žmane unosi sve podatke za aranžman u unapred zadatu formu.</text:span></text:p>
        </text:list-item>
        <text:list-item>
          <text:p text:style-name="P13"><text:span text:style-name="T299">Koordinator za aran</text:span><text:span text:style-name="T300">žmane čuva datu formu u sistem.</text:span></text:p>
        </text:list-item>
        <text:list-item>
          <text:p text:style-name="P13"><text:span text:style-name="T301">Sistem evidentira unet aran</text:span><text:span text:style-name="T302">žman sa dodavanjem statusa koji označava čekanje odobrenja.</text:span></text:p>
        </text:list-item>
      </text:list>
      <text:p text:style-name="P14"><text:span text:style-name="T303"/></text:p>
      <text:p text:style-name="P14"><text:span text:style-name="T304">6)Alternativni tokovi:</text:span></text:p>
      <text:p text:style-name="P14"><text:span text:style-name="T305"><text:tab/>3. I 4.: U slu</text:span><text:span text:style-name="T306">č</text:span><text:span text:style-name="T307">aju individualnih putovanja ovaj korak se preska</text:span><text:span text:style-name="T308">če ako aranžman ne uključuje <text:tab/>prevoz ili smeštaj. Koordinator za aranžmane na osnovu prikupljenog izbora od hotela I <text:tab/>prevoznika pravi izbor za dati aranžman koji odgovara.</text:span></text:p>
      <text:p text:style-name="P14"><text:span text:style-name="T309"><text:tab/>5. Ovaj korak se preska</text:span><text:span text:style-name="T310">č</text:span><text:span text:style-name="T311">e za individualna putovanja.</text:span></text:p>
      <text:p text:style-name="P14"><text:span text:style-name="T312"/></text:p>
      <text:p text:style-name="P14"><text:span text:style-name="T312"/></text:p>
      <text:p text:style-name="P15"><text:span text:style-name="T313">6. Odobravanje aran</text:span><text:span text:style-name="T314">ž</text:span><text:span text:style-name="T315">mana</text:span></text:p>
      <text:p text:style-name="P16"><text:span text:style-name="T316"/></text:p>
      <text:p text:style-name="P16"><text:span text:style-name="T317">1)Kratak opis:</text:span></text:p>
      <text:p text:style-name="P16"><text:span text:style-name="T318">Odobravanje aran</text:span><text:span text:style-name="T319">ž</text:span><text:span text:style-name="T320">mana u ponudu je slu</text:span><text:span text:style-name="T321">čaj upotrebe u kome se formalizuje način na koji se vrši odobravanje novih unetih aranžmana koji će ući u ponudu turističke agencije. Ovde učestvuje menadžer koji vrši odobravanje.</text:span></text:p>
      <text:p text:style-name="P16"><text:span text:style-name="T322"/></text:p>
      <text:p text:style-name="P16"><text:span text:style-name="T323">2)U</text:span><text:span text:style-name="T324">č</text:span><text:span text:style-name="T325">esnici:</text:span></text:p>
      <text:p text:style-name="P16"><text:span text:style-name="T326">Menad</text:span><text:span text:style-name="T327">žer.</text:span></text:p>
      <text:p text:style-name="P16"><text:span text:style-name="T328"/></text:p>
      <text:p text:style-name="P16"><text:span text:style-name="T329">3)Preduslovi:</text:span></text:p>
      <text:p text:style-name="P16"><text:span text:style-name="T330">Aran</text:span><text:span text:style-name="T331">žman postoji u sistemu sa statusom za čekanje odobrenja.</text:span></text:p>
      <text:p text:style-name="P16"><text:span text:style-name="T332"/></text:p>
      <text:p text:style-name="P16"><text:span text:style-name="T333">4)Postuslovi:</text:span></text:p>
      <text:p text:style-name="P16"><text:span text:style-name="T334">Aran</text:span><text:span text:style-name="T335">žman je dodat u spisak svih ponuda turističke agencije.</text:span></text:p>
      <text:p text:style-name="P16"><text:span text:style-name="T336"/></text:p>
      <text:p text:style-name="P16"><text:span text:style-name="T337">5)Osnovni tok:</text:span></text:p>
      <text:list text:style-name="L17">
        <text:list-item>
          <text:p text:style-name="P17"><text:span text:style-name="T338">Menad</text:span><text:span text:style-name="T339">žer bira aranžman iz sistema sa statusom koji čeka odobrenje.</text:span></text:p>
        </text:list-item>
        <text:list-item>
          <text:p text:style-name="P17"><text:span text:style-name="T340">Menad</text:span><text:span text:style-name="T341">žer odlučuje o novom statusu aranžmana.</text:span></text:p>
        </text:list-item>
        <text:list-item>
          <text:p text:style-name="P17"><text:span text:style-name="T342">Menad</text:span><text:span text:style-name="T343">žer je uneo u sistem promenjeni status aranžmana.</text:span></text:p>
        </text:list-item>
        <text:list-item>
          <text:p text:style-name="P17"><text:span text:style-name="T344">Sistem je evidentirao promenu statusa aran</text:span><text:span text:style-name="T345">žmana.</text:span></text:p>
        </text:list-item>
        <text:list-item>
          <text:p text:style-name="P17"><text:span text:style-name="T346">Sistem je a</text:span><text:span text:style-name="T347">žurirao stanje ponuda.</text:span></text:p>
        </text:list-item>
      </text:list>
      <text:p text:style-name="P18"><text:span text:style-name="T348"/></text:p>
      <text:p text:style-name="P18"><text:span text:style-name="T348"/></text:p>
      <text:p text:style-name="P18"><text:span text:style-name="T349">6)Alternativni tokovi:</text:span></text:p>
      <text:p text:style-name="P18"><text:span text:style-name="T350"><text:tab/>2a. Menad</text:span><text:span text:style-name="T351">ž</text:span><text:span text:style-name="T352">er mo</text:span><text:span text:style-name="T353">že da odbije aranžman: Aranžmanu je dodeljen status<text:s/></text:span><text:span text:style-name="T354">˝</text:span><text:span text:style-name="T355">ODBIJEN</text:span><text:span text:style-name="T356">˝</text:span><text:span text:style-name="T357">.</text:span></text:p>
      <text:p text:style-name="P18"><text:span text:style-name="T358"><text:tab/>2b. Menad</text:span><text:span text:style-name="T359">ž</text:span><text:span text:style-name="T360">er mo</text:span><text:span text:style-name="T361">že da odobri status: Aranžmanu je dodeljen status<text:s/></text:span><text:span text:style-name="T362">˝</text:span><text:span text:style-name="T363">ODOBREN</text:span><text:span text:style-name="T364">˝</text:span><text:span text:style-name="T365">.</text:span></text:p>
      <text:p text:style-name="P18"><text:span text:style-name="T366"><text:tab/>5. U zavisnosti od toga da li je status aran</text:span><text:span text:style-name="T367">ž</text:span><text:span text:style-name="T368">mana<text:s/></text:span><text:span text:style-name="T369">˝</text:span><text:span text:style-name="T370">ODOBREN</text:span><text:span text:style-name="T371">˝</text:span><text:span text:style-name="T372"><text:s/>sistem je taj aran</text:span><text:span text:style-name="T373">žman dodao <text:tab/>u spisak svih ponuda, a u slučaju da je<text:s/></text:span><text:span text:style-name="T374">˝</text:span><text:span text:style-name="T375">ODBIJEN</text:span><text:span text:style-name="T376">˝</text:span><text:span text:style-name="T377"><text:s/>ne de</text:span><text:span text:style-name="T378">šavaju se nikakve promene u <text:tab/>ponudama.<text:s text:c="2"/></text:span></text:p>
      <text:p text:style-name="P18"><text:span text:style-name="T379"/></text:p>
      <text:p text:style-name="P19"><text:span text:style-name="T380">4. Otkazivanje rezervacije u agenciji na<text:s/></text:span><text:span text:style-name="T381">š</text:span><text:span text:style-name="T382">alteru</text:span></text:p>
      <text:p text:style-name="P19"><text:span text:style-name="T383"/></text:p>
      <text:p text:style-name="P20"><text:span text:style-name="T384">1)Kratak opis:</text:span></text:p>
      <text:p text:style-name="P20"><text:span text:style-name="T385">Otkazivanje rezervacije je slu</text:span><text:span text:style-name="T386">č</text:span><text:span text:style-name="T387">aj upotrebe u kome se formalizuje na</text:span><text:span text:style-name="T388">čin na koji se vrši otkazivanje postojeće rezervacije. U ovom slučaju upotrebe učestvuje korisnik I šalterski službenik. </text:span></text:p>
      <text:p text:style-name="P20"><text:span text:style-name="T389"/></text:p>
      <text:p text:style-name="P20"><text:span text:style-name="T390">2)U</text:span><text:span text:style-name="T391">č</text:span><text:span text:style-name="T392">esnici:</text:span></text:p>
      <text:p text:style-name="P20"><text:span text:style-name="T393">Korisnik I<text:s/></text:span><text:span text:style-name="T394">šalterski službenik.</text:span></text:p>
      <text:p text:style-name="P20"><text:span text:style-name="T395"/></text:p>
      <text:p text:style-name="P20"><text:span text:style-name="T396">3)Preduslovi:</text:span></text:p>
      <text:p text:style-name="P20"><text:span text:style-name="T397">Postoji rezervacija korisnika koju treba otkazati.</text:span></text:p>
      <text:p text:style-name="P20"><text:span text:style-name="T398"/></text:p>
      <text:p text:style-name="P20"><text:span text:style-name="T399">4)Postuslovi:</text:span></text:p>
      <text:p text:style-name="P20"><text:span text:style-name="T400">Rezervacija korisnika je otkazana.</text:span></text:p>
      <text:p text:style-name="P20"><text:span text:style-name="T401"/></text:p>
      <text:p text:style-name="P20"><text:span text:style-name="T402">5)Osnovni tok:</text:span></text:p>
      <text:p text:style-name="P20"><text:span text:style-name="T403"><text:tab/>1. Klijent dolazi za<text:s/></text:span><text:span text:style-name="T404">š</text:span><text:span text:style-name="T405">alter turisti</text:span><text:span text:style-name="T406">čke agencije.</text:span></text:p>
      <text:p text:style-name="P20"><text:span text:style-name="T407"><text:tab/>2. Klijent iznosi svoje<text:s/></text:span><text:span text:style-name="T408">ž</text:span><text:span text:style-name="T409">elje<text:s/></text:span><text:span text:style-name="T410">šaletskom službeniku o aranžmanu koji želi da otkaže.</text:span></text:p>
      <text:p text:style-name="P20"><text:span text:style-name="T411"><text:tab/>3.<text:s/></text:span><text:span text:style-name="T412">Š</text:span><text:span text:style-name="T413">alterski slu</text:span><text:span text:style-name="T414">žbenik traži izabranu rezervaciju u sistemu.</text:span></text:p>
      <text:p text:style-name="P20"><text:span text:style-name="T415"><text:tab/>4. Sistem vra</text:span><text:span text:style-name="T416">ć</text:span><text:span text:style-name="T417">a<text:s/></text:span><text:span text:style-name="T418">šalterskom službeniku sve informacije o rezervisanom aranžmanu.</text:span></text:p>
      <text:p text:style-name="P20"><text:span text:style-name="T419"><text:tab/>5.<text:s/></text:span><text:span text:style-name="T420">Š</text:span><text:span text:style-name="T421">alterski slu</text:span><text:span text:style-name="T422">žbenik uklanja rezervaciju.</text:span></text:p>
      <text:p text:style-name="P20"><text:span text:style-name="T423"><text:tab/>6. Sistem evidentira ukidanje rezervacije.</text:span></text:p>
      <text:p text:style-name="P20"><text:span text:style-name="T423"><text:tab/>8. Sistem a</text:span><text:span text:style-name="T424">ž</text:span><text:span text:style-name="T425">urira stanje na sistemu.</text:span></text:p>
      <text:p text:style-name="P20"><text:span text:style-name="T426"/></text:p>
      <text:p text:style-name="P20"><text:span text:style-name="T427">6)Alternativni tokovi:</text:span></text:p>
      <text:p text:style-name="P20"><text:span text:style-name="T427"><text:tab/></text:span><text:span text:style-name="T428">5. Ako je klijent izvr</text:span><text:span text:style-name="T429">š</text:span><text:span text:style-name="T430">io pla</text:span><text:span text:style-name="T431">ćanje nekog dela rezervisanog aranžmana šalterski službenik <text:tab/>upućuje klijenta do blagajnika sa uverenjem za isplatu 50% uplaćenog iznosa. Slučaj <text:tab/>upotrebe se nastavlja na 6.</text:span><text:span text:style-name="T4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